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serif"/>
    <style:font-face style:name="Lohit Hindi1" svg:font-family="'Lohit Hindi'"/>
    <style:font-face style:name="arial" svg:font-family="arial, helvetica, 'ＭＳ Ｐゴシック', 'ＭＳ ゴシック', Osaka, 'MS PGothic', sans-serif"/>
    <style:font-face style:name="sans-serif" svg:font-family="sans-serif"/>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42ae3"/>
    </style:style>
    <style:style style:name="P2" style:family="paragraph" style:parent-style-name="Standard">
      <style:text-properties officeooo:rsid="001ebdb1" officeooo:paragraph-rsid="00042ae3"/>
    </style:style>
    <style:style style:name="P3" style:family="paragraph" style:parent-style-name="Standard">
      <style:paragraph-properties fo:text-align="start" style:justify-single-word="false"/>
      <style:text-properties officeooo:paragraph-rsid="00042ae3"/>
    </style:style>
    <style:style style:name="P4" style:family="paragraph" style:parent-style-name="Standard">
      <style:text-properties fo:color="#0000ff" officeooo:paragraph-rsid="00042ae3"/>
    </style:style>
    <style:style style:name="P5" style:family="paragraph" style:parent-style-name="Standard">
      <style:paragraph-properties fo:margin-top="0.0835in" fo:margin-bottom="0in" style:contextual-spacing="false"/>
      <style:text-properties fo:font-variant="normal" fo:text-transform="none" fo:color="#000000" style:font-name="Arial1" fo:font-size="11pt" fo:letter-spacing="normal" fo:font-style="normal" fo:font-weight="normal" officeooo:rsid="001ebdb1" officeooo:paragraph-rsid="00042ae3" style:font-size-asian="11pt" style:font-weight-asian="normal" style:font-name-complex="Arial2" style:font-size-complex="11pt" style:font-weight-complex="normal"/>
    </style:style>
    <style:style style:name="P6" style:family="paragraph" style:parent-style-name="Standard">
      <style:paragraph-properties fo:margin-top="0.0835in" fo:margin-bottom="0in" style:contextual-spacing="false"/>
      <style:text-properties fo:font-variant="normal" fo:text-transform="none" fo:color="#000000" style:font-name="Arial1" fo:font-size="11pt" fo:letter-spacing="normal" fo:font-style="normal" fo:font-weight="normal" officeooo:rsid="0029dbe9" officeooo:paragraph-rsid="00042ae3" style:font-size-asian="11pt" style:font-weight-asian="normal" style:font-name-complex="Arial2" style:font-size-complex="11pt" style:font-weight-complex="normal"/>
    </style:style>
    <style:style style:name="P7" style:family="paragraph" style:parent-style-name="Standard" style:list-style-name="WWNum10">
      <style:paragraph-properties fo:margin-top="0.0835in" fo:margin-bottom="0in" style:contextual-spacing="false"/>
      <style:text-properties fo:font-variant="normal" fo:text-transform="none" fo:color="#000000" style:font-name="Arial1" fo:font-size="11pt" fo:letter-spacing="normal" fo:font-style="normal" fo:font-weight="normal" officeooo:rsid="0067dfc5" officeooo:paragraph-rsid="00042ae3" style:font-size-asian="11pt" style:font-name-complex="Arial2" style:font-size-complex="11pt"/>
    </style:style>
    <style:style style:name="P8" style:family="paragraph" style:parent-style-name="Standard">
      <style:paragraph-properties fo:margin-top="0.0835in" fo:margin-bottom="0in" style:contextual-spacing="false"/>
      <style:text-properties fo:font-variant="normal" fo:text-transform="none" fo:color="#000000" style:font-name="Georgia" fo:font-size="11.25pt" fo:letter-spacing="normal" fo:font-style="normal" fo:font-weight="normal" officeooo:rsid="001d2a31" officeooo:paragraph-rsid="00042ae3" style:font-size-asian="11pt" style:font-weight-asian="bold" style:font-name-complex="Arial2" style:font-size-complex="11pt" style:font-weight-complex="normal"/>
    </style:style>
    <style:style style:name="P9" style:family="paragraph" style:parent-style-name="Standard" style:list-style-name="WWNum10">
      <style:paragraph-properties fo:margin-top="0.0835in" fo:margin-bottom="0in" style:contextual-spacing="false"/>
      <style:text-properties style:font-name="Arial1" fo:font-size="11pt" officeooo:paragraph-rsid="00042ae3" style:font-size-asian="11pt" style:font-name-complex="Arial2" style:font-size-complex="11pt"/>
    </style:style>
    <style:style style:name="P10" style:family="paragraph" style:parent-style-name="Standard" style:list-style-name="WWNum10">
      <style:paragraph-properties fo:margin-top="0.0835in" fo:margin-bottom="0in" style:contextual-spacing="false"/>
      <style:text-properties style:font-name="Arial1" fo:font-size="11pt" fo:font-weight="bold" officeooo:rsid="001ebdb1" officeooo:paragraph-rsid="00042ae3" style:font-size-asian="11pt" style:font-weight-asian="bold" style:font-name-complex="Arial2" style:font-size-complex="11pt"/>
    </style:style>
    <style:style style:name="P11" style:family="paragraph" style:parent-style-name="Standard">
      <style:paragraph-properties fo:margin-top="0.0835in" fo:margin-bottom="0in" style:contextual-spacing="false"/>
      <style:text-properties officeooo:rsid="0029dbe9" officeooo:paragraph-rsid="00042ae3"/>
    </style:style>
    <style:style style:name="P12" style:family="paragraph" style:parent-style-name="Standard">
      <style:paragraph-properties fo:margin-top="0.0835in" fo:margin-bottom="0in" style:contextual-spacing="false"/>
      <style:text-properties fo:color="#0000ff" style:font-name="Arial1" fo:font-size="11pt" officeooo:rsid="001ebdb1" officeooo:paragraph-rsid="00042ae3" style:font-size-asian="11pt" style:font-name-complex="Arial2" style:font-size-complex="11pt"/>
    </style:style>
    <style:style style:name="P13" style:family="paragraph" style:parent-style-name="Standard">
      <style:paragraph-properties fo:margin-top="0.0835in" fo:margin-bottom="0in" style:contextual-spacing="false"/>
      <style:text-properties officeooo:paragraph-rsid="00042ae3"/>
    </style:style>
    <style:style style:name="T1" style:family="text">
      <style:text-properties officeooo:rsid="00042ae3"/>
    </style:style>
    <style:style style:name="T2" style:family="text">
      <style:text-properties fo:font-weight="bold" officeooo:rsid="01267f0b" style:font-weight-asian="bold" style:font-weight-complex="bold"/>
    </style:style>
    <style:style style:name="T3" style:family="text">
      <style:text-properties fo:font-weight="bold" officeooo:rsid="00ae38b0" style:font-weight-asian="bold" style:font-weight-complex="bold"/>
    </style:style>
    <style:style style:name="T4" style:family="text">
      <style:text-properties fo:font-weight="bold" officeooo:rsid="013874f2" style:font-weight-asian="bold" style:font-weight-complex="bold"/>
    </style:style>
    <style:style style:name="T5" style:family="text">
      <style:text-properties fo:font-weight="bold" officeooo:rsid="0115a6c5" style:font-weight-asian="bold" style:font-weight-complex="bold"/>
    </style:style>
    <style:style style:name="T6" style:family="text">
      <style:text-properties fo:font-variant="normal" fo:text-transform="none" fo:color="#0000ff" style:font-name="Arial1" fo:font-size="11pt" fo:letter-spacing="normal" fo:font-style="normal" fo:font-weight="bold" officeooo:rsid="01645e90" style:font-size-asian="11pt" style:font-weight-asian="bold" style:font-name-complex="Arial2" style:font-size-complex="11pt"/>
    </style:style>
    <style:style style:name="T7" style:family="text">
      <style:text-properties fo:font-variant="normal" fo:text-transform="none" fo:color="#333333" style:font-name="arial" fo:font-size="10.5pt" fo:letter-spacing="normal" fo:font-style="normal" fo:font-weight="normal"/>
    </style:style>
    <style:style style:name="T8" style:family="text">
      <style:text-properties fo:font-variant="normal" fo:text-transform="none" fo:color="#333333" fo:letter-spacing="normal"/>
    </style:style>
    <style:style style:name="T9" style:family="text">
      <style:text-properties fo:font-variant="normal" fo:text-transform="none" fo:color="#5c7996" style:text-line-through-style="none" style:font-name="arial" fo:font-size="10.5pt" fo:letter-spacing="normal" fo:font-style="normal" style:text-underline-style="none" fo:font-weight="normal" style:text-blinking="false"/>
    </style:style>
    <style:style style:name="T10" style:family="text">
      <style:text-properties fo:font-variant="normal" fo:text-transform="none" fo:color="#5c7996" style:text-line-through-style="none" style:font-name="arial" fo:font-size="10.5pt" fo:letter-spacing="normal" fo:font-style="normal" style:text-underline-style="none" fo:font-weight="bold" style:text-blinking="false"/>
    </style:style>
    <style:style style:name="T11" style:family="text">
      <style:text-properties fo:font-variant="normal" fo:text-transform="none" fo:color="#5c7996" style:text-line-through-style="none" style:font-name="arial" fo:font-size="10.5pt" fo:letter-spacing="normal" fo:font-style="italic" style:text-underline-style="none" fo:font-weight="normal" style:text-blinking="false"/>
    </style:style>
    <style:style style:name="T12" style:family="text">
      <style:text-properties fo:font-variant="normal" fo:text-transform="none" fo:color="#000000" style:font-name="sans-serif" fo:font-size="9.75pt" fo:letter-spacing="normal" fo:font-style="normal" fo:font-weight="normal" officeooo:rsid="001ebdb1"/>
    </style:style>
    <style:style style:name="T13" style:family="text">
      <style:text-properties fo:font-variant="normal" fo:text-transform="none" fo:color="#000000" style:font-name="sans-serif" fo:font-size="9.75pt" fo:letter-spacing="normal" fo:font-style="normal" fo:font-weight="bold" officeooo:rsid="001ebdb1"/>
    </style:style>
    <style:style style:name="T14" style:family="text">
      <style:text-properties fo:font-variant="normal" fo:text-transform="none" fo:color="#000000" style:font-name="sans-serif" fo:font-size="9.75pt" fo:letter-spacing="normal" fo:font-style="normal" style:text-underline-style="none" fo:font-weight="normal" officeooo:rsid="001ebdb1"/>
    </style:style>
    <style:style style:name="T15" style:family="text">
      <style:text-properties fo:font-variant="normal" fo:text-transform="none" fo:color="#000000" fo:letter-spacing="normal" officeooo:rsid="001ebdb1"/>
    </style:style>
    <style:style style:name="T16" style:family="text">
      <style:text-properties fo:font-variant="normal" fo:text-transform="none" fo:color="#000000" style:text-position="super 58%" style:font-name="sans-serif" fo:font-size="9.75pt" fo:letter-spacing="normal" fo:font-style="normal" style:text-underline-style="none" fo:font-weight="normal" officeooo:rsid="001ebdb1"/>
    </style:style>
    <style:style style:name="T17" style:family="text">
      <style:text-properties fo:font-variant="normal" fo:text-transform="none" fo:color="#000000" style:text-line-through-style="none" style:font-name="sans-serif" fo:letter-spacing="normal" fo:font-style="normal" style:text-underline-style="none" fo:font-weight="normal" officeooo:rsid="015cf3d5" style:text-blinking="false"/>
    </style:style>
    <style:style style:name="T18" style:family="text">
      <style:text-properties fo:font-variant="normal" fo:text-transform="none" fo:color="#000000" style:text-line-through-style="none" style:font-name="sans-serif" fo:font-size="9.75pt" fo:letter-spacing="normal" fo:font-style="normal" style:text-underline-style="none" fo:font-weight="normal" officeooo:rsid="015cf3d5" style:text-blinking="false"/>
    </style:style>
    <style:style style:name="T19" style:family="text">
      <style:text-properties fo:font-variant="normal" fo:text-transform="none" fo:color="#0b0080" style:text-line-through-style="none" style:font-name="sans-serif" fo:font-size="9.75pt" fo:letter-spacing="normal" fo:font-style="normal" style:text-underline-style="none" fo:font-weight="normal" officeooo:rsid="001ebdb1" style:text-blinking="false" fo:background-color="#ffffff"/>
    </style:style>
    <style:style style:name="T20" style:family="text">
      <style:text-properties fo:font-variant="normal" fo:text-transform="none" fo:color="#0b0080" style:text-line-through-style="none" style:font-name="sans-serif" fo:font-size="9.75pt" fo:letter-spacing="normal" fo:font-style="normal" style:text-underline-style="none" fo:font-weight="normal" officeooo:rsid="015cf3d5" style:text-blinking="false" fo:background-color="#ffffff"/>
    </style:style>
    <style:style style:name="T21" style:family="text">
      <style:text-properties fo:font-variant="normal" fo:text-transform="none" fo:color="#0b0080" style:text-line-through-style="none" style:font-name="sans-serif" fo:letter-spacing="normal" fo:font-style="normal" style:text-underline-style="none" fo:font-weight="normal" officeooo:rsid="015cf3d5" style:text-blinking="false"/>
    </style:style>
    <style:style style:name="T22" style:family="text">
      <style:text-properties fo:font-variant="normal" fo:text-transform="none" style:text-position="super 58%" fo:font-style="normal" style:text-underline-style="none" fo:font-weight="normal"/>
    </style:style>
    <style:style style:name="T23" style:family="text">
      <style:text-properties fo:font-variant="normal" fo:text-transform="none" style:text-position="super 58%" fo:font-style="normal" style:text-underline-style="none" fo:font-weight="normal" officeooo:rsid="015cf3d5"/>
    </style:style>
    <style:style style:name="T24" style:family="text">
      <style:text-properties fo:font-variant="normal" fo:text-transform="none" style:text-position="super 58%" fo:font-style="normal" style:text-underline-style="none" fo:font-weight="normal" officeooo:rsid="00fd294c"/>
    </style:style>
    <style:style style:name="T25" style:family="text">
      <style:text-properties fo:font-variant="normal" fo:text-transform="none" fo:font-style="normal" style:text-underline-style="none" fo:font-weight="normal" officeooo:rsid="015cf3d5"/>
    </style:style>
    <style:style style:name="T26" style:family="text">
      <style:text-properties fo:font-variant="normal" fo:text-transform="none" fo:font-style="normal" style:text-underline-style="none" fo:font-weight="normal" officeooo:rsid="00fd294c"/>
    </style:style>
    <style:style style:name="T27" style:family="text">
      <style:text-properties officeooo:rsid="015c0fbc"/>
    </style:style>
    <style:style style:name="T28" style:family="text">
      <style:text-properties style:font-name="Arial1" fo:font-size="11pt" style:font-size-asian="11pt" style:font-name-complex="Arial2" style:font-size-complex="11pt"/>
    </style:style>
    <style:style style:name="T29" style:family="text">
      <style:text-properties style:font-name="Arial1" fo:font-size="11pt" fo:font-weight="bold" style:font-size-asian="11pt" style:font-weight-asian="bold" style:font-name-complex="Arial2" style:font-size-complex="11pt"/>
    </style:style>
    <style:style style:name="T30" style:family="text">
      <style:text-properties officeooo:rsid="015cf3d5"/>
    </style:style>
    <style:style style:name="T31" style:family="text">
      <style:text-properties officeooo:rsid="01267f0b"/>
    </style:style>
    <style:style style:name="T32" style:family="text">
      <style:text-properties officeooo:rsid="01e3cd84"/>
    </style:style>
    <style:style style:name="T33" style:family="text">
      <style:text-properties officeooo:rsid="00fd294c"/>
    </style:style>
    <style:style style:name="T34" style:family="text">
      <style:text-properties officeooo:rsid="01199f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gua extras</text:span></text:p>
      <text:p text:style-name="P1"><text:span text:style-name="T1"/></text:p>
      <text:p text:style-name="P8"><text:span text:style-name="T6"/></text:p>
      <text:p text:style-name="P2"/>
      <text:list xml:id="list3692787902602045474" text:style-name="WWNum10">
        <text:list-item>
          <text:p text:style-name="P9">Reports - customizable report extraction from workflow output</text:p>
        </text:list-item>
        <text:list-item>
          <text:p text:style-name="P10"><text:span text:style-name="T27"/></text:p>
        </text:list-item>
      </text:list>
      <text:p text:style-name="P2"/>
      <text:list xml:id="list94669426" text:continue-numbering="true" text:style-name="WWNum10">
        <text:list-item>
          <text:list>
            <text:list-item>
              <text:p text:style-name="P7"><text:span text:style-name="T3">Searchable project annotations</text:span></text:p>
            </text:list-item>
            <text:list-item>
              <text:p text:style-name="P7"><text:span text:style-name="T4"/></text:p>
            </text:list-item>
            <text:list-item>
              <text:p text:style-name="P7"><text:span text:style-name="T3">Loops, conditional branching</text:span></text:p>
            </text:list-item>
          </text:list>
        </text:list-item>
        <text:list-item>
          <text:p text:style-name="P9">Maintain state (action history)</text:p>
        </text:list-item>
      </text:list>
      <text:p text:style-name="P6"><text:span text:style-name="T5"/></text:p>
      <text:p text:style-name="P6"><text:span text:style-name="T5"/></text:p>
      <text:p text:style-name="P6"><text:span text:style-name="T5">Agua’s functional requirements largely encompass those for a proposed ‘genome wiki’ intended to facilitate cooperative genome annotation by a community of experts, reflecting Agua’s utility to the wider genomics community as an accurate, continually updated source of genome annotation.</text:span></text:p>
      <text:p text:style-name="P6"><text:span text:style-name="T5"/></text:p>
      <text:p text:style-name="P13"><text:span text:style-name="T28"/></text:p>
      <text:p text:style-name="P13"><text:span text:style-name="T29">Another unique feature of our approach is that, as part of the reporting and visualization of results, data filters will be designed based on user requirements to extract result subsets and provide genome-level views of the results integrated with external genomic features.</text:span><text:span text:style-name="T28"> Results will also be exportable to downstream analysis applications (Cytoscape, Genespring, R, etc.). </text:span></text:p>
      <text:p text:style-name="P5"><text:span text:style-name="T5"/></text:p>
      <text:p text:style-name="P5"><text:span text:style-name="T5"/></text:p>
      <text:p text:style-name="P2"><text:span text:style-name="T27">Use ISA format, including details of the data files, databases and data fields that will be generated – a 'data descriptor' that can be used as a user guide to the resources and their usage in the experiment.</text:span></text:p>
      <text:p text:style-name="P2"/>
      <text:p text:style-name="P2"><text:span text:style-name="T7">We particularly like the way in which a data management plan written at the grant stage evolves from an explanation of the project and the resources it will generate. As the project progresses, the plan is versioned to detail the databases and data fields that will be generated, with a detailed timeline for data use. The plan finally matures into a 'data descriptor', which we define as a user guide to the resources, accession codes and use conditions accompanying a completed project or publication. One ICGC study currently has a data descriptor in the database of Genotypes and Phenotypes (dbGAP), with accession code </text:span><text:a xlink:type="simple" xlink:href="http://www.ncbi.nlm.nih.gov/gap?term=phs000370.v1.p1"><text:span text:style-name="T9">phs000370.v1.p1</text:span></text:a><text:span text:style-name="T8"> </text:span><text:span text:style-name="T7">linking the associated publication (</text:span><text:a xlink:type="simple" xlink:href="http://dx.doi.org/10.1126/science.1208130"><text:span text:style-name="T11">Science</text:span></text:a><text:a xlink:type="simple" xlink:href="http://dx.doi.org/10.1126/science.1208130"><text:span text:style-name="T9"> </text:span></text:a><text:a xlink:type="simple" xlink:href="http://dx.doi.org/10.1126/science.1208130"><text:span text:style-name="T10">333</text:span></text:a><text:a xlink:type="simple" xlink:href="http://dx.doi.org/10.1126/science.1208130"><text:span text:style-name="T9">, 1157–1160,2011; doi:10.1126/science.1208130</text:span></text:a><text:span text:style-name="T7">) and 883 sequence data depositions in the Short Read Archive (SRA) database. We note that all versions of data plans and descriptors can be citable by digital object identifier (DOI) and can reside online in databases, project websites or journals.</text:span></text:p>
      <text:p text:style-name="P2"/>
      <text:p text:style-name="P3"><text:span text:style-name="T12">A </text:span><text:span text:style-name="T13">digital object identifier</text:span><text:span text:style-name="T15"> </text:span><text:span text:style-name="T12">(</text:span><text:span text:style-name="T13">DOI</text:span><text:span text:style-name="T12">) is a </text:span><text:a xlink:type="simple" xlink:href="http://en.wikipedia.org/wiki/Character_string"><text:span text:style-name="T19">character string</text:span></text:a><text:span text:style-name="T15"> </text:span><text:span text:style-name="T12">(a "digital identifier") used to uniquely identify an object such as an </text:span><text:a xlink:type="simple" xlink:href="http://en.wikipedia.org/wiki/Electronic_document"><text:span text:style-name="T19">electronic document</text:span></text:a><text:span text:style-name="T12">. </text:span><text:a xlink:type="simple" xlink:href="http://en.wikipedia.org/wiki/Metadata"><text:span text:style-name="T19">Metadata</text:span></text:a><text:span text:style-name="T15"> </text:span><text:span text:style-name="T12">about the object is stored in association with the DOI name and this metadata may include a location, such as a </text:span><text:a xlink:type="simple" xlink:href="http://en.wikipedia.org/wiki/URL"><text:span text:style-name="T19">URL</text:span></text:a><text:span text:style-name="T12">, where the object can be found. The DOI for a document is permanent, whereas its location and other metadata may change. Referring to an online document by its DOI provides more stable linking than simply referring to it by its URL, because if its URL changes, the publisher need only update the metadata for the DOI to link to the new URL</text:span><text:reference-mark-start text:name="ZOTERO_ITEM CSL_CITATION {&quot;citationID&quot;:&quot;l8Uz0L4B&quot;,&quot;properties&quot;:{&quot;formattedCitation&quot;:&quot;{\\rtf \\super 25\\nosupersub{}}&quot;,&quot;plainCitation&quot;:&quot;25&quot;},&quot;citationItems&quot;:[{&quot;id&quot;:353,&quot;uris&quot;:[&quot;http://zotero.org/users/local/RPudwOpx/items/FPZBNRH3&quot;],&quot;uri&quot;:[&quot;http://zotero.org/users/local/RPudwOpx/items/FPZBNRH3&quot;],&quot;itemData&quot;:{&quot;id&quot;:353,&quot;type&quot;:&quot;article&quot;,&quot;title&quot;:&quot;Digital Object Identifiers: Promise and Problems for Scholarly Publishing&quot;,&quot;publisher&quot;:&quot;The journal of electronic publishing&quot;,&quot;URL&quot;:&quot;http://quod.lib.umich.edu/cgi/t/text/text-idx?c=jep;view=text;rgn=main;idno=3336451.0004.203&quot;}}],&quot;schema&quot;:&quot;https://github.com/citation-style-language/schema/raw/master/csl-citation.json&quot;} RNDyr2wFUkiv8"/><text:span text:style-name="T16">25</text:span><text:reference-mark-end text:name="ZOTERO_ITEM CSL_CITATION {&quot;citationID&quot;:&quot;l8Uz0L4B&quot;,&quot;properties&quot;:{&quot;formattedCitation&quot;:&quot;{\\rtf \\super 25\\nosupersub{}}&quot;,&quot;plainCitation&quot;:&quot;25&quot;},&quot;citationItems&quot;:[{&quot;id&quot;:353,&quot;uris&quot;:[&quot;http://zotero.org/users/local/RPudwOpx/items/FPZBNRH3&quot;],&quot;uri&quot;:[&quot;http://zotero.org/users/local/RPudwOpx/items/FPZBNRH3&quot;],&quot;itemData&quot;:{&quot;id&quot;:353,&quot;type&quot;:&quot;article&quot;,&quot;title&quot;:&quot;Digital Object Identifiers: Promise and Problems for Scholarly Publishing&quot;,&quot;publisher&quot;:&quot;The journal of electronic publishing&quot;,&quot;URL&quot;:&quot;http://quod.lib.umich.edu/cgi/t/text/text-idx?c=jep;view=text;rgn=main;idno=3336451.0004.203&quot;}}],&quot;schema&quot;:&quot;https://github.com/citation-style-language/schema/raw/master/csl-citation.json&quot;} RNDyr2wFUkiv8"/></text:p>
      <text:p text:style-name="P2"><text:soft-page-break/><text:span text:style-name="T21"/></text:p>
      <text:p text:style-name="P2"><text:span text:style-name="T17"> </text:span><text:a xlink:type="simple" xlink:href="http://en.wikipedia.org/wiki/Uniform_Resource_Locator"><text:span text:style-name="T20">Uniform Resource Locator</text:span></text:a><text:span text:style-name="T17"> </text:span><text:span text:style-name="T18">(URL), in that it identifies an object itself as a </text:span><text:a xlink:type="simple" xlink:href="http://en.wikipedia.org/wiki/First_class_(computing)"><text:span text:style-name="T20">first-class entity</text:span></text:a><text:span text:style-name="T18">, rather than the specific place where the object is located at a certain time. It implements the </text:span><text:a xlink:type="simple" xlink:href="http://en.wikipedia.org/wiki/Uniform_Resource_Identifier"><text:span text:style-name="T20">Uniform Resource Identifier</text:span></text:a><text:span text:style-name="T17"> </text:span><text:span text:style-name="T18">(</text:span><text:a xlink:type="simple" xlink:href="http://en.wikipedia.org/wiki/Uniform_Resource_Name"><text:span text:style-name="T20">Uniform Resource Name</text:span></text:a><text:span text:style-name="T18">) concept and adds to it a data model and social infrastructure.</text:span></text:p>
      <text:p text:style-name="P2"><text:span text:style-name="T21"/></text:p>
      <text:p text:style-name="P2"/>
      <text:p text:style-name="P1"><text:span text:style-name="T30">CrossRef enables DOI assignment for journal articles, including supplemental data</text:span><text:reference-mark-start text:name="ZOTERO_ITEM CSL_CITATION {&quot;citationID&quot;:&quot;mIj47EE2&quot;,&quot;properties&quot;:{&quot;formattedCitation&quot;:&quot;{\\rtf \\super 26\\nosupersub{}}&quot;,&quot;plainCitation&quot;:&quot;26&quot;},&quot;citationItems&quot;:[{&quot;id&quot;:348,&quot;uris&quot;:[&quot;http://zotero.org/users/local/RPudwOpx/items/RXEANSK7&quot;],&quot;uri&quot;:[&quot;http://zotero.org/users/local/RPudwOpx/items/RXEANSK7&quot;],&quot;itemData&quot;:{&quot;id&quot;:348,&quot;type&quot;:&quot;article&quot;,&quot;title&quot;:&quot;History of CrossRef&quot;,&quot;publisher&quot;:&quot;www.crossref.org&quot;,&quot;URL&quot;:&quot;http://crossref.org/01company/02history.html&quot;,&quot;accessed&quot;:{&quot;date-parts&quot;:[[&quot;2013&quot;,8,7]]}}}],&quot;schema&quot;:&quot;https://github.com/citation-style-language/schema/raw/master/csl-citation.json&quot;} RNDBdEczrVtl5"/><text:span text:style-name="T23">26</text:span><text:reference-mark-end text:name="ZOTERO_ITEM CSL_CITATION {&quot;citationID&quot;:&quot;mIj47EE2&quot;,&quot;properties&quot;:{&quot;formattedCitation&quot;:&quot;{\\rtf \\super 26\\nosupersub{}}&quot;,&quot;plainCitation&quot;:&quot;26&quot;},&quot;citationItems&quot;:[{&quot;id&quot;:348,&quot;uris&quot;:[&quot;http://zotero.org/users/local/RPudwOpx/items/RXEANSK7&quot;],&quot;uri&quot;:[&quot;http://zotero.org/users/local/RPudwOpx/items/RXEANSK7&quot;],&quot;itemData&quot;:{&quot;id&quot;:348,&quot;type&quot;:&quot;article&quot;,&quot;title&quot;:&quot;History of CrossRef&quot;,&quot;publisher&quot;:&quot;www.crossref.org&quot;,&quot;URL&quot;:&quot;http://crossref.org/01company/02history.html&quot;,&quot;accessed&quot;:{&quot;date-parts&quot;:[[&quot;2013&quot;,8,7]]}}}],&quot;schema&quot;:&quot;https://github.com/citation-style-language/schema/raw/master/csl-citation.json&quot;} RNDBdEczrVtl5"/><text:span text:style-name="T30">.</text:span></text:p>
      <text:p text:style-name="P11"><text:span text:style-name="T31"/></text:p>
      <text:p text:style-name="P6"><text:span text:style-name="T2"/></text:p>
      <text:p text:style-name="P2"><text:span text:style-name="T32"/></text:p>
      <text:p text:style-name="P1"><text:span text:style-name="T32"/></text:p>
      <text:p text:style-name="P4"><text:span text:style-name="T32">Workflow tools such as </text:span><text:span text:style-name="T33">TAVERNA</text:span><text:span text:style-name="T32"> that use grid computing resources, often through</text:span><text:span text:style-name="T33"> service lookup </text:span><text:span text:style-name="T32">sites </text:span><text:span text:style-name="T33">such as BioMOBY </text:span><text:span text:style-name="T32">are limited by the fact </text:span><text:span text:style-name="T33">that service discovery relies upon the accurate and uniform description of biological data types and relations between them, for which there is no commonly-accepted ontology <text:s/></text:span><text:reference-mark-start text:name="ZOTERO_ITEM CSL_CITATION {&quot;citationID&quot;:&quot;3jdTrARH&quot;,&quot;properties&quot;:{&quot;formattedCitation&quot;:&quot;{\\rtf \\super 28\\uc0\\u8211{}30\\nosupersub{}}&quot;,&quot;plainCitation&quot;:&quot;28–30&quot;},&quot;citationItems&quot;:[{&quot;id&quot;:326,&quot;uris&quot;:[&quot;http://zotero.org/users/local/RPudwOpx/items/UFMT3G3B&quot;],&quot;uri&quot;:[&quot;http://zotero.org/users/local/RPudwOpx/items/UFMT3G3B&quot;],&quot;itemData&quot;:{&quot;id&quot;:326,&quot;type&quot;:&quot;article-journal&quot;,&quot;title&quot;:&quot;TAMBIS--Transparent Access to Multiple Bioinformatics Information Sources&quot;,&quot;container-title&quot;:&quot;Proceedings / ... International Conference on Intelligent Systems for Molecular Biology ; ISMB. International Conference on Intelligent Systems for Molecular Biology&quot;,&quot;page&quot;:&quot;25-34&quot;,&quot;volume&quot;:&quot;6&quot;,&quot;source&quot;:&quot;NCBI PubMed&quot;,&quot;abstract&quot;:&quot;The TAMBIS project aims to provide transparent access to disparate biological databases and analysis tools, enabling users to utilize a wide range of resources with the minimum of effort. A prototype system has been developed that includes a knowledge base of biological terminology (the biological Concept Model), a model of the underlying data sources (the Source Model) and a 'knowledge-driven' user interface. Biological concepts are captured in the knowledge base using a description logic called GRAIL. The Concept Model provides the user with the concepts necessary to construct a wide range of multiple-source queries, and the user interface provides a flexible means of constructing and manipulating those queries. The Source Model provides a description of the underlying sources and mappings between terms used in the sources and terms in the biological Concept Model. The Concept Model and Source Model provide a level of indirection that shields the user from source details, providing a high level of source transparency. Source independent, declarative queries formed from terms in the Concept Model are transformed into a set of source dependent, executable procedures. Query formulation, translation and execution is demonstrated using a working example.&quot;,&quot;ISSN&quot;:&quot;1553-0833&quot;,&quot;note&quot;:&quot;PMID: 9783206&quot;,&quot;journalAbbreviation&quot;:&quot;Proc Int Conf Intell Syst Mol Biol&quot;,&quot;language&quot;:&quot;eng&quot;,&quot;author&quot;:[{&quot;family&quot;:&quot;Baker&quot;,&quot;given&quot;:&quot;P G&quot;},{&quot;family&quot;:&quot;Brass&quot;,&quot;given&quot;:&quot;A&quot;},{&quot;family&quot;:&quot;Bechhofer&quot;,&quot;given&quot;:&quot;S&quot;},{&quot;family&quot;:&quot;Goble&quot;,&quot;given&quot;:&quot;C&quot;},{&quot;family&quot;:&quot;Paton&quot;,&quot;given&quot;:&quot;N&quot;},{&quot;family&quot;:&quot;Stevens&quot;,&quot;given&quot;:&quot;R&quot;}],&quot;issued&quot;:{&quot;date-parts&quot;:[[&quot;1998&quot;]]},&quot;PMID&quot;:&quot;9783206&quot;}},{&quot;id&quot;:322,&quot;uris&quot;:[&quot;http://zotero.org/users/local/RPudwOpx/items/WX7NE4F8&quot;],&quot;uri&quot;:[&quot;http://zotero.org/users/local/RPudwOpx/items/WX7NE4F8&quot;],&quot;itemData&quot;:{&quot;id&quot;:322,&quot;type&quot;:&quot;article-journal&quot;,&quot;title&quot;:&quot;An ontology for bioinformatics applications.&quot;,&quot;container-title&quot;:&quot;Bioinformatics&quot;,&quot;page&quot;:&quot;510-520&quot;,&quot;volume&quot;:&quot;15&quot;,&quot;issue&quot;:&quot;6&quot;,&quot;source&quot;:&quot;bioinformatics.oxfordjournals.org&quot;,&quot;abstract&quot;:&quot;MOTIVATION: An ontology of biological terminology provides a model of biological concepts that can be used to form a semantic framework for many data storage, retrieval and analysis tasks. Such a semantic framework could be used to underpin a range of important bioinformatics tasks, such as the querying of heterogeneous bioinformatics sources or the systematic annotation of experimental results. RESULTS: This paper provides an overview of an ontology [the Transparent Access to Multiple Biological Information Sources (TAMBIS) ontology or TaO] that describes a wide range of bioinformatics concepts. The present paper describes the mechanisms used for delivering the ontology and discusses the ontology's design and organization, which are crucial for maintaining the coherence of a large collection of concepts and their relationships. AVAILABILITY: The TAMBIS system, which uses a subset of the TaO described here, is accessible over the Web via http://img.cs.man.ac.uk/tambis (although in the first instance, we will use a password mechanism to limit the load on our server). The complete model is also available on the Web at the above URL.&quot;,&quot;DOI&quot;:&quot;10.1093/bioinformatics/15.6.510&quot;,&quot;ISSN&quot;:&quot;1367-4803, 1460-2059&quot;,&quot;note&quot;:&quot;PMID: 10383475&quot;,&quot;journalAbbreviation&quot;:&quot;Bioinformatics&quot;,&quot;language&quot;:&quot;en&quot;,&quot;author&quot;:[{&quot;family&quot;:&quot;Baker&quot;,&quot;given&quot;:&quot;P. G.&quot;},{&quot;family&quot;:&quot;Goble&quot;,&quot;given&quot;:&quot;C. A.&quot;},{&quot;family&quot;:&quot;Bechhofer&quot;,&quot;given&quot;:&quot;S.&quot;},{&quot;family&quot;:&quot;Paton&quot;,&quot;given&quot;:&quot;N. W.&quot;},{&quot;family&quot;:&quot;Stevens&quot;,&quot;given&quot;:&quot;R.&quot;},{&quot;family&quot;:&quot;Brass&quot;,&quot;given&quot;:&quot;A.&quot;}],&quot;issued&quot;:{&quot;date-parts&quot;:[[&quot;1999&quot;,6,1]]},&quot;accessed&quot;:{&quot;date-parts&quot;:[[&quot;2013&quot;,8,7]]},&quot;PMID&quot;:&quot;10383475&quot;}},{&quot;id&quot;:318,&quot;uris&quot;:[&quot;http://zotero.org/users/local/RPudwOpx/items/I7UDSE88&quot;],&quot;uri&quot;:[&quot;http://zotero.org/users/local/RPudwOpx/items/I7UDSE88&quot;],&quot;itemData&quot;:{&quot;id&quot;:318,&quot;type&quot;:&quot;article-journal&quot;,&quot;title&quot;:&quot;TAMBIS: Transparent Access to Multiple Bioinformatics Information Sources&quot;,&quot;container-title&quot;:&quot;Bioinformatics&quot;,&quot;page&quot;:&quot;184-186&quot;,&quot;volume&quot;:&quot;16&quot;,&quot;issue&quot;:&quot;2&quot;,&quot;source&quot;:&quot;bioinformatics.oxfordjournals.org&quot;,&quot;abstract&quot;:&quot;Summary: TAMBIS (Transparent Access to Multiple Bioinformatics Information Sources) is an application that allows biologists to ask rich and complex questions over a range of bioinformatics resources. It is based on a model of the knowledge of the concepts and their relationships in molecular biology and bioinformatics.\nAvailability: TAMBIS is available as an applet from http://img.cs.man.ac.uk/tambis\nSupplementary Information: A full user manual, tutorial and videos can be found at http://img.cs.man.ac.uk/tambis.\nContact: tambis@cs.man.ac.uk&quot;,&quot;DOI&quot;:&quot;10.1093/bioinformatics/16.2.184&quot;,&quot;ISSN&quot;:&quot;1367-4803, 1460-2059&quot;,&quot;note&quot;:&quot;PMID: 10842744&quot;,&quot;shortTitle&quot;:&quot;TAMBIS&quot;,&quot;journalAbbreviation&quot;:&quot;Bioinformatics&quot;,&quot;language&quot;:&quot;en&quot;,&quot;author&quot;:[{&quot;family&quot;:&quot;Stevens&quot;,&quot;given&quot;:&quot;Robert&quot;},{&quot;family&quot;:&quot;Baker&quot;,&quot;given&quot;:&quot;Patricia&quot;},{&quot;family&quot;:&quot;Bechhofer&quot;,&quot;given&quot;:&quot;Sean&quot;},{&quot;family&quot;:&quot;Ng&quot;,&quot;given&quot;:&quot;Gary&quot;},{&quot;family&quot;:&quot;Jacoby&quot;,&quot;given&quot;:&quot;Alex&quot;},{&quot;family&quot;:&quot;Paton&quot;,&quot;given&quot;:&quot;Norman W.&quot;},{&quot;family&quot;:&quot;Goble&quot;,&quot;given&quot;:&quot;Carole A.&quot;},{&quot;family&quot;:&quot;Brass&quot;,&quot;given&quot;:&quot;Andy&quot;}],&quot;issued&quot;:{&quot;date-parts&quot;:[[&quot;2000&quot;,2,1]]},&quot;accessed&quot;:{&quot;date-parts&quot;:[[&quot;2013&quot;,8,7]]},&quot;PMID&quot;:&quot;10842744&quot;}}],&quot;schema&quot;:&quot;https://github.com/citation-style-language/schema/raw/master/csl-citation.json&quot;} RNDWsR3YDg6Jp"/><text:span text:style-name="T24">28</text:span><text:span text:style-name="T22">–30</text:span><text:reference-mark-end text:name="ZOTERO_ITEM CSL_CITATION {&quot;citationID&quot;:&quot;3jdTrARH&quot;,&quot;properties&quot;:{&quot;formattedCitation&quot;:&quot;{\\rtf \\super 28\\uc0\\u8211{}30\\nosupersub{}}&quot;,&quot;plainCitation&quot;:&quot;28–30&quot;},&quot;citationItems&quot;:[{&quot;id&quot;:326,&quot;uris&quot;:[&quot;http://zotero.org/users/local/RPudwOpx/items/UFMT3G3B&quot;],&quot;uri&quot;:[&quot;http://zotero.org/users/local/RPudwOpx/items/UFMT3G3B&quot;],&quot;itemData&quot;:{&quot;id&quot;:326,&quot;type&quot;:&quot;article-journal&quot;,&quot;title&quot;:&quot;TAMBIS--Transparent Access to Multiple Bioinformatics Information Sources&quot;,&quot;container-title&quot;:&quot;Proceedings / ... International Conference on Intelligent Systems for Molecular Biology ; ISMB. International Conference on Intelligent Systems for Molecular Biology&quot;,&quot;page&quot;:&quot;25-34&quot;,&quot;volume&quot;:&quot;6&quot;,&quot;source&quot;:&quot;NCBI PubMed&quot;,&quot;abstract&quot;:&quot;The TAMBIS project aims to provide transparent access to disparate biological databases and analysis tools, enabling users to utilize a wide range of resources with the minimum of effort. A prototype system has been developed that includes a knowledge base of biological terminology (the biological Concept Model), a model of the underlying data sources (the Source Model) and a 'knowledge-driven' user interface. Biological concepts are captured in the knowledge base using a description logic called GRAIL. The Concept Model provides the user with the concepts necessary to construct a wide range of multiple-source queries, and the user interface provides a flexible means of constructing and manipulating those queries. The Source Model provides a description of the underlying sources and mappings between terms used in the sources and terms in the biological Concept Model. The Concept Model and Source Model provide a level of indirection that shields the user from source details, providing a high level of source transparency. Source independent, declarative queries formed from terms in the Concept Model are transformed into a set of source dependent, executable procedures. Query formulation, translation and execution is demonstrated using a working example.&quot;,&quot;ISSN&quot;:&quot;1553-0833&quot;,&quot;note&quot;:&quot;PMID: 9783206&quot;,&quot;journalAbbreviation&quot;:&quot;Proc Int Conf Intell Syst Mol Biol&quot;,&quot;language&quot;:&quot;eng&quot;,&quot;author&quot;:[{&quot;family&quot;:&quot;Baker&quot;,&quot;given&quot;:&quot;P G&quot;},{&quot;family&quot;:&quot;Brass&quot;,&quot;given&quot;:&quot;A&quot;},{&quot;family&quot;:&quot;Bechhofer&quot;,&quot;given&quot;:&quot;S&quot;},{&quot;family&quot;:&quot;Goble&quot;,&quot;given&quot;:&quot;C&quot;},{&quot;family&quot;:&quot;Paton&quot;,&quot;given&quot;:&quot;N&quot;},{&quot;family&quot;:&quot;Stevens&quot;,&quot;given&quot;:&quot;R&quot;}],&quot;issued&quot;:{&quot;date-parts&quot;:[[&quot;1998&quot;]]},&quot;PMID&quot;:&quot;9783206&quot;}},{&quot;id&quot;:322,&quot;uris&quot;:[&quot;http://zotero.org/users/local/RPudwOpx/items/WX7NE4F8&quot;],&quot;uri&quot;:[&quot;http://zotero.org/users/local/RPudwOpx/items/WX7NE4F8&quot;],&quot;itemData&quot;:{&quot;id&quot;:322,&quot;type&quot;:&quot;article-journal&quot;,&quot;title&quot;:&quot;An ontology for bioinformatics applications.&quot;,&quot;container-title&quot;:&quot;Bioinformatics&quot;,&quot;page&quot;:&quot;510-520&quot;,&quot;volume&quot;:&quot;15&quot;,&quot;issue&quot;:&quot;6&quot;,&quot;source&quot;:&quot;bioinformatics.oxfordjournals.org&quot;,&quot;abstract&quot;:&quot;MOTIVATION: An ontology of biological terminology provides a model of biological concepts that can be used to form a semantic framework for many data storage, retrieval and analysis tasks. Such a semantic framework could be used to underpin a range of important bioinformatics tasks, such as the querying of heterogeneous bioinformatics sources or the systematic annotation of experimental results. RESULTS: This paper provides an overview of an ontology [the Transparent Access to Multiple Biological Information Sources (TAMBIS) ontology or TaO] that describes a wide range of bioinformatics concepts. The present paper describes the mechanisms used for delivering the ontology and discusses the ontology's design and organization, which are crucial for maintaining the coherence of a large collection of concepts and their relationships. AVAILABILITY: The TAMBIS system, which uses a subset of the TaO described here, is accessible over the Web via http://img.cs.man.ac.uk/tambis (although in the first instance, we will use a password mechanism to limit the load on our server). The complete model is also available on the Web at the above URL.&quot;,&quot;DOI&quot;:&quot;10.1093/bioinformatics/15.6.510&quot;,&quot;ISSN&quot;:&quot;1367-4803, 1460-2059&quot;,&quot;note&quot;:&quot;PMID: 10383475&quot;,&quot;journalAbbreviation&quot;:&quot;Bioinformatics&quot;,&quot;language&quot;:&quot;en&quot;,&quot;author&quot;:[{&quot;family&quot;:&quot;Baker&quot;,&quot;given&quot;:&quot;P. G.&quot;},{&quot;family&quot;:&quot;Goble&quot;,&quot;given&quot;:&quot;C. A.&quot;},{&quot;family&quot;:&quot;Bechhofer&quot;,&quot;given&quot;:&quot;S.&quot;},{&quot;family&quot;:&quot;Paton&quot;,&quot;given&quot;:&quot;N. W.&quot;},{&quot;family&quot;:&quot;Stevens&quot;,&quot;given&quot;:&quot;R.&quot;},{&quot;family&quot;:&quot;Brass&quot;,&quot;given&quot;:&quot;A.&quot;}],&quot;issued&quot;:{&quot;date-parts&quot;:[[&quot;1999&quot;,6,1]]},&quot;accessed&quot;:{&quot;date-parts&quot;:[[&quot;2013&quot;,8,7]]},&quot;PMID&quot;:&quot;10383475&quot;}},{&quot;id&quot;:318,&quot;uris&quot;:[&quot;http://zotero.org/users/local/RPudwOpx/items/I7UDSE88&quot;],&quot;uri&quot;:[&quot;http://zotero.org/users/local/RPudwOpx/items/I7UDSE88&quot;],&quot;itemData&quot;:{&quot;id&quot;:318,&quot;type&quot;:&quot;article-journal&quot;,&quot;title&quot;:&quot;TAMBIS: Transparent Access to Multiple Bioinformatics Information Sources&quot;,&quot;container-title&quot;:&quot;Bioinformatics&quot;,&quot;page&quot;:&quot;184-186&quot;,&quot;volume&quot;:&quot;16&quot;,&quot;issue&quot;:&quot;2&quot;,&quot;source&quot;:&quot;bioinformatics.oxfordjournals.org&quot;,&quot;abstract&quot;:&quot;Summary: TAMBIS (Transparent Access to Multiple Bioinformatics Information Sources) is an application that allows biologists to ask rich and complex questions over a range of bioinformatics resources. It is based on a model of the knowledge of the concepts and their relationships in molecular biology and bioinformatics.\nAvailability: TAMBIS is available as an applet from http://img.cs.man.ac.uk/tambis\nSupplementary Information: A full user manual, tutorial and videos can be found at http://img.cs.man.ac.uk/tambis.\nContact: tambis@cs.man.ac.uk&quot;,&quot;DOI&quot;:&quot;10.1093/bioinformatics/16.2.184&quot;,&quot;ISSN&quot;:&quot;1367-4803, 1460-2059&quot;,&quot;note&quot;:&quot;PMID: 10842744&quot;,&quot;shortTitle&quot;:&quot;TAMBIS&quot;,&quot;journalAbbreviation&quot;:&quot;Bioinformatics&quot;,&quot;language&quot;:&quot;en&quot;,&quot;author&quot;:[{&quot;family&quot;:&quot;Stevens&quot;,&quot;given&quot;:&quot;Robert&quot;},{&quot;family&quot;:&quot;Baker&quot;,&quot;given&quot;:&quot;Patricia&quot;},{&quot;family&quot;:&quot;Bechhofer&quot;,&quot;given&quot;:&quot;Sean&quot;},{&quot;family&quot;:&quot;Ng&quot;,&quot;given&quot;:&quot;Gary&quot;},{&quot;family&quot;:&quot;Jacoby&quot;,&quot;given&quot;:&quot;Alex&quot;},{&quot;family&quot;:&quot;Paton&quot;,&quot;given&quot;:&quot;Norman W.&quot;},{&quot;family&quot;:&quot;Goble&quot;,&quot;given&quot;:&quot;Carole A.&quot;},{&quot;family&quot;:&quot;Brass&quot;,&quot;given&quot;:&quot;Andy&quot;}],&quot;issued&quot;:{&quot;date-parts&quot;:[[&quot;2000&quot;,2,1]]},&quot;accessed&quot;:{&quot;date-parts&quot;:[[&quot;2013&quot;,8,7]]},&quot;PMID&quot;:&quot;10842744&quot;}}],&quot;schema&quot;:&quot;https://github.com/citation-style-language/schema/raw/master/csl-citation.json&quot;} RNDWsR3YDg6Jp"/><text:span text:style-name="T33"> <text:s/>or language, despite some developments</text:span><text:reference-mark-start text:name="ZOTERO_ITEM CSL_CITATION {&quot;citationID&quot;:&quot;HrcHYyxw&quot;,&quot;properties&quot;:{&quot;formattedCitation&quot;:&quot;{\\rtf \\super 31\\nosupersub{}}&quot;,&quot;plainCitation&quot;:&quot;31&quot;},&quot;citationItems&quot;:[{&quot;id&quot;:328,&quot;uris&quot;:[&quot;http://zotero.org/users/local/RPudwOpx/items/Z25GSPK3&quot;],&quot;uri&quot;:[&quot;http://zotero.org/users/local/RPudwOpx/items/Z25GSPK3&quot;],&quot;itemData&quot;:{&quot;id&quot;:328,&quot;type&quot;:&quot;article-journal&quot;,&quot;title&quot;:&quot;xGENIA: A comprehensive OWL ontology based on the GENIA corpus&quot;,&quot;container-title&quot;:&quot;Bioinformation&quot;,&quot;page&quot;:&quot;360-362&quot;,&quot;volume&quot;:&quot;1&quot;,&quot;issue&quot;:&quot;9&quot;,&quot;source&quot;:&quot;PubMed Central&quot;,&quot;abstract&quot;:&quot;The GENIA ontology is a taxonomy that was developed as a result of manual annotation of a subset of MEDLINE, the GENIA corpus. Both the ontology \n\t\t\t\tand corpus have been used as a benchmark to test and develop biological information extraction tools. Recent work shows, however, that there is a demand \n\t\t\t\tfor a more comprehensive ontology that would go along with the corpus. We propose a complete OWL ontology built on top of the GENIA ontology utilizing the \n\t\t\t\tGENIA corpus. The proposed ontology includes elements such as the original taxonomy of categories, biological entities as individuals, relations between individuals \n\t\t\t\tusing verbs and verb nominalizations as object properties, and links to the UMLS® Metathesaurus concepts.&quot;,&quot;ISSN&quot;:&quot;0973-2063&quot;,&quot;note&quot;:&quot;PMID: 17597921\nPMCID: PMC1891717&quot;,&quot;shortTitle&quot;:&quot;xGENIA&quot;,&quot;journalAbbreviation&quot;:&quot;Bioinformation&quot;,&quot;author&quot;:[{&quot;family&quot;:&quot;Rak&quot;,&quot;given&quot;:&quot;Rafal&quot;},{&quot;family&quot;:&quot;Kurgan&quot;,&quot;given&quot;:&quot;Lukasz&quot;},{&quot;family&quot;:&quot;Reformat&quot;,&quot;given&quot;:&quot;Marek&quot;}],&quot;issued&quot;:{&quot;date-parts&quot;:[[&quot;2007&quot;,3,20]]},&quot;accessed&quot;:{&quot;date-parts&quot;:[[&quot;2013&quot;,8,7]]},&quot;PMID&quot;:&quot;17597921&quot;}}],&quot;schema&quot;:&quot;https://github.com/citation-style-language/schema/raw/master/csl-citation.json&quot;} RNDns9zAbDgab"/><text:span text:style-name="T24">31</text:span><text:reference-mark-end text:name="ZOTERO_ITEM CSL_CITATION {&quot;citationID&quot;:&quot;HrcHYyxw&quot;,&quot;properties&quot;:{&quot;formattedCitation&quot;:&quot;{\\rtf \\super 31\\nosupersub{}}&quot;,&quot;plainCitation&quot;:&quot;31&quot;},&quot;citationItems&quot;:[{&quot;id&quot;:328,&quot;uris&quot;:[&quot;http://zotero.org/users/local/RPudwOpx/items/Z25GSPK3&quot;],&quot;uri&quot;:[&quot;http://zotero.org/users/local/RPudwOpx/items/Z25GSPK3&quot;],&quot;itemData&quot;:{&quot;id&quot;:328,&quot;type&quot;:&quot;article-journal&quot;,&quot;title&quot;:&quot;xGENIA: A comprehensive OWL ontology based on the GENIA corpus&quot;,&quot;container-title&quot;:&quot;Bioinformation&quot;,&quot;page&quot;:&quot;360-362&quot;,&quot;volume&quot;:&quot;1&quot;,&quot;issue&quot;:&quot;9&quot;,&quot;source&quot;:&quot;PubMed Central&quot;,&quot;abstract&quot;:&quot;The GENIA ontology is a taxonomy that was developed as a result of manual annotation of a subset of MEDLINE, the GENIA corpus. Both the ontology \n\t\t\t\tand corpus have been used as a benchmark to test and develop biological information extraction tools. Recent work shows, however, that there is a demand \n\t\t\t\tfor a more comprehensive ontology that would go along with the corpus. We propose a complete OWL ontology built on top of the GENIA ontology utilizing the \n\t\t\t\tGENIA corpus. The proposed ontology includes elements such as the original taxonomy of categories, biological entities as individuals, relations between individuals \n\t\t\t\tusing verbs and verb nominalizations as object properties, and links to the UMLS® Metathesaurus concepts.&quot;,&quot;ISSN&quot;:&quot;0973-2063&quot;,&quot;note&quot;:&quot;PMID: 17597921\nPMCID: PMC1891717&quot;,&quot;shortTitle&quot;:&quot;xGENIA&quot;,&quot;journalAbbreviation&quot;:&quot;Bioinformation&quot;,&quot;author&quot;:[{&quot;family&quot;:&quot;Rak&quot;,&quot;given&quot;:&quot;Rafal&quot;},{&quot;family&quot;:&quot;Kurgan&quot;,&quot;given&quot;:&quot;Lukasz&quot;},{&quot;family&quot;:&quot;Reformat&quot;,&quot;given&quot;:&quot;Marek&quot;}],&quot;issued&quot;:{&quot;date-parts&quot;:[[&quot;2007&quot;,3,20]]},&quot;accessed&quot;:{&quot;date-parts&quot;:[[&quot;2013&quot;,8,7]]},&quot;PMID&quot;:&quot;17597921&quot;}}],&quot;schema&quot;:&quot;https://github.com/citation-style-language/schema/raw/master/csl-citation.json&quot;} RNDns9zAbDgab"/><text:span text:style-name="T33">. </text:span></text:p>
      <text:p text:style-name="P12"><text:span text:style-name="T34"/></text:p>
      <text:p text:style-name="P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Times New Roman', serif"/>
    <style:font-face style:name="Lohit Hindi1" svg:font-family="'Lohit Hindi'"/>
    <style:font-face style:name="arial" svg:font-family="arial, helvetica, 'ＭＳ Ｐゴシック', 'ＭＳ ゴシック', Osaka, 'MS PGothic', sans-serif"/>
    <style:font-face style:name="sans-serif" svg:font-family="sans-serif"/>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oung </meta:initial-creator>
    <meta:creation-date>2013-08-08T07:14:31</meta:creation-date>
    <dc:date>2013-08-08T07:14:54</dc:date>
    <dc:creator>syoung </dc:creator>
    <meta:editing-duration>P0D</meta:editing-duration>
    <meta:editing-cycles>1</meta:editing-cycles>
    <meta:document-statistic meta:table-count="0" meta:image-count="0" meta:object-count="0" meta:page-count="2" meta:paragraph-count="15" meta:word-count="532" meta:character-count="3396" meta:non-whitespace-character-count="2879"/>
    <meta:generator>LibreOffice/4.0.2.2$Linux_X86_64 LibreOffice_project/400m0$Build-2</meta:generator>
  </office:meta>
</office:document-meta>
</file>